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1.164cm" fo:break-before="auto" style:use-optimal-row-height="true"/>
    </style:style>
    <style:style style:name="ro5" style:family="table-row">
      <style:table-row-properties style:row-height="2.258cm" fo:break-before="auto" style:use-optimal-row-height="true"/>
    </style:style>
    <style:style style:name="ro6" style:family="table-row">
      <style:table-row-properties style:row-height="2.805cm" fo:break-before="auto" style:use-optimal-row-height="true"/>
    </style:style>
    <style:style style:name="ro7" style:family="table-row">
      <style:table-row-properties style:row-height="1.653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estionnaire de tâch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 table:number-columns-spanned="5" table:number-rows-spanned="1">
            <text:p>FONCTIONNALITÉ GESTION DES TACHES</text:p>
          </table:table-cell>
          <table:covered-table-cell table:number-columns-repeated="4" table:style-name="ce6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7">
            <text:p>Lorsque je suis connecté en temps qu’élève ou bénévole (tuteur) et ai accédé à la page Gestion des tâches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4" office:value-type="string" calcext:value-type="string">
            <text:p><text:span text:style-name="T1">Je veux</text:span> visualiser l’ensemble de mes tâches à venir</text:p>
          </table:table-cell>
          <table:table-cell table:style-name="ce4" office:value-type="string" calcext:value-type="string">
            <text:p><text:span text:style-name="T1">Afin d’</text:span>organiser mon travail et le rendre en temps voulu</text:p>
          </table:table-cell>
          <table:table-cell table:style-name="ce4" office:value-type="string" calcext:value-type="string">
            <text:p>Affichage de l’ensemble des tâches non terminées sur la page</text:p>
          </table:table-cell>
          <table:table-cell table:style-name="ce4" table:number-columns-repeated="1019"/>
        </table:table-row>
        <table:table-row table:style-name="ro3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</text:span> pouvoir cliquer sur une tâche</text:p>
          </table:table-cell>
          <table:table-cell table:style-name="ce7" office:value-type="string" calcext:value-type="string">
            <text:p><text:span text:style-name="T1">Afin de</text:span> consulter les détails de celle-ci</text:p>
          </table:table-cell>
          <table:table-cell table:style-name="ce7" office:value-type="string" calcext:value-type="string">
            <text:p>Possibilité d’agrandir une tâche au clic afin d’en voir tous les détails</text:p>
          </table:table-cell>
          <table:table-cell table:style-name="ce4" table:number-columns-repeated="1019"/>
        </table:table-row>
        <table:table-row table:style-name="ro3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 </text:span><text:span text:style-name="T4">pouvoir signaler que j’ai réalisé une tâche</text:span></text:p>
          </table:table-cell>
          <table:table-cell table:style-name="ce7" office:value-type="string" calcext:value-type="string">
            <text:p><text:span text:style-name="T1">Afin de</text:span> partager mon avancée avec mon tuteur</text:p>
          </table:table-cell>
          <table:table-cell table:style-name="ce7" office:value-type="string" calcext:value-type="string">
            <text:p>Chaque tâche peut-être éditée et plus particulièrement son statut</text:p>
          </table:table-cell>
          <table:table-cell table:style-name="ce4" table:number-columns-repeated="1019"/>
        </table:table-row>
        <table:table-row table:style-name="ro4">
          <table:covered-table-cell table:style-name="Default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5">Je veux</text:span><text:span text:style-name="T6"> pouvoir modifier une tâche</text:span></text:p>
          </table:table-cell>
          <table:table-cell table:style-name="ce7" office:value-type="string" calcext:value-type="string">
            <text:p><text:span text:style-name="T1">Afin de </text:span><text:span text:style-name="T4">prendre en compte un changement dans mes objectifs de travail</text:span></text:p>
          </table:table-cell>
          <table:table-cell table:style-name="ce7" office:value-type="string" calcext:value-type="string">
            <text:p>Fonctionnalité « éditer la tâche » existe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 </text:span><text:span text:style-name="T4">pouvoir supprimer une tâche</text:span></text:p>
          </table:table-cell>
          <table:table-cell table:style-name="ce7" office:value-type="string" calcext:value-type="string">
            <text:p><text:span text:style-name="T1">Afin de </text:span><text:span text:style-name="T4">prendre en compte un changement dans mes objectifs de travail</text:span></text:p>
          </table:table-cell>
          <table:table-cell table:style-name="ce7" office:value-type="string" calcext:value-type="string">
            <text:p>Fonctionnalité «supprimer la tâche » existe</text:p>
          </table:table-cell>
          <table:table-cell table:style-name="ce4" table:number-columns-repeated="1019"/>
        </table:table-row>
        <table:table-row table:style-name="ro3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8" office:value-type="string" calcext:value-type="string">
            <text:p><text:span text:style-name="T7">Je veux </text:span><text:span text:style-name="T8">pouvoir ajouter une tâche à mon compte</text:span></text:p>
          </table:table-cell>
          <table:table-cell table:style-name="ce7" office:value-type="string" calcext:value-type="string">
            <text:p><text:span text:style-name="T1">Afin de</text:span> ne pas oublier de l’accomplir</text:p>
          </table:table-cell>
          <table:table-cell table:style-name="ce7" office:value-type="string" calcext:value-type="string">
            <text:p>Présence d’un bouton « ajouter une tâche à mon compte » fonctionnel</text:p>
          </table:table-cell>
          <table:table-cell table:style-name="ce4" table:number-columns-repeated="1019"/>
        </table:table-row>
        <table:table-row table:style-name="ro5">
          <table:covered-table-cell table:style-name="ce4"/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8" office:value-type="string" calcext:value-type="string">
            <text:p><text:span text:style-name="T7">Je veux </text:span><text:span text:style-name="T8">que mes tâches soient actualisées sans action de ma part</text:span></text:p>
          </table:table-cell>
          <table:table-cell table:style-name="ce7" office:value-type="string" calcext:value-type="string">
            <text:p><text:span text:style-name="T1">Afin de</text:span> ne pas oublier de le faire</text:p>
          </table:table-cell>
          <table:table-cell table:style-name="ce7" office:value-type="string" calcext:value-type="string">
            <text:p>Mise en place de l’actualisation automatique des pages « gestion des tâches » et « tableau de bord »</text:p>
          </table:table-cell>
          <table:table-cell table:style-name="ce4" table:number-columns-repeated="1019"/>
        </table:table-row>
        <table:table-row table:style-name="ro6">
          <table:table-cell table:style-name="ce3" office:value-type="string" calcext:value-type="string" table:number-columns-spanned="1" table:number-rows-spanned="5">
            <text:p>Lorsque je suis connecté en temps que bénévole (tuteur) et ai accédé à la page Gestion des tâches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7" office:value-type="string" calcext:value-type="string">
            <text:p><text:span text:style-name="T1">Je veux</text:span> voir les tâches de mes élèves</text:p>
          </table:table-cell>
          <table:table-cell table:style-name="ce7" office:value-type="string" calcext:value-type="string">
            <text:p><text:span text:style-name="T1">Afin de </text:span><text:span text:style-name="T4">voir leur avancée et ne pas leur donner trop de tâches si les précédentes ne sont pas terminées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voit le détail des tâches de cet élève</text:p>
          </table:table-cell>
          <table:table-cell table:style-name="ce4" table:number-columns-repeated="1019"/>
        </table:table-row>
        <table:table-row table:style-name="ro6">
          <table:covered-table-cell table:style-name="ce3" office:value-type="string" calcext:value-type="string">
            <text:p>Lorsque je suis connecté en temps que bénévole (tuteur) et ai accédé à la page Gestion des tâches</text:p>
          </table:covered-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ajouter une tâche à un de mes élèves</text:span></text:p>
          </table:table-cell>
          <table:table-cell table:style-name="ce7" office:value-type="string" calcext:value-type="string">
            <text:p><text:span text:style-name="T1">Afin de</text:span> le faire progresser à son rythme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ajouter une tâche à cet élève</text:p>
          </table:table-cell>
          <table:table-cell table:style-name="ce4" table:number-columns-repeated="1019"/>
        </table:table-row>
        <table:table-row table:style-name="ro6">
          <table:covered-table-cell table:style-name="ce3" office:value-type="string" calcext:value-type="string">
            <text:p>Lorsque je suis connecté en temps que bénévole (tuteur) et ai accédé à la page Gestion des tâches</text:p>
          </table:covered-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modifier une tâche d’un de mes élèves</text:span></text:p>
          </table:table-cell>
          <table:table-cell table:style-name="ce7" office:value-type="string" calcext:value-type="string">
            <text:p><text:span text:style-name="T1">Afin d’</text:span><text:span text:style-name="T4">adapter le travail à sa progression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modifier une tâche de cet élève</text:p>
          </table:table-cell>
          <table:table-cell table:number-columns-repeated="1019"/>
        </table:table-row>
        <table:table-row table:style-name="ro6">
          <table:covered-table-cell table:style-name="ce3" office:value-type="string" calcext:value-type="string">
            <text:p>Lorsque je suis connecté en temps que bénévole (tuteur) et ai accédé à la page Gestion des tâches</text:p>
          </table:covered-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supprimer une tâche d’un de mes élèves</text:span></text:p>
          </table:table-cell>
          <table:table-cell table:style-name="ce7" office:value-type="string" calcext:value-type="string">
            <text:p><text:span text:style-name="T1">Afin de </text:span><text:span text:style-name="T4">m’adapter si celui ci progresse trop ou pas assez vite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supprimer une tâche de cet élève</text:p>
          </table:table-cell>
          <table:table-cell table:number-columns-repeated="1019"/>
        </table:table-row>
        <table:table-row table:style-name="ro5">
          <table:covered-table-cell table:style-name="ce3" office:value-type="string" calcext:value-type="string">
            <text:p>Lorsque je suis connecté en temps que bénévole (tuteur) et ai accédé à la page Gestion des tâches</text:p>
          </table:covered-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que lorsque je modifie, ajoute ou supprime une tâche à un de mes élèves, il reçoive une notification</text:span></text:p>
          </table:table-cell>
          <table:table-cell table:style-name="ce7" office:value-type="string" calcext:value-type="string">
            <text:p><text:span text:style-name="T1">Afin qu’</text:span><text:span text:style-name="T4">il en ait connaissance</text:span></text:p>
          </table:table-cell>
          <table:table-cell table:style-name="ce7" office:value-type="string" calcext:value-type="string">
            <text:p>Lorsque un tuteur réalise une action sur une tâche pour un de ses élèves celui-ci reçoit un mail l’en informant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 table:number-columns-spanned="1" table:number-rows-spanned="2">
            <text:p>Lorsque je suis connecté en temps qu’élève ou bénévole (tuteur) et ai accédé à la page Gestion des tâches</text:p>
          </table:table-cell>
          <table:table-cell table:style-name="ce7" office:value-type="string" calcext:value-type="string">
            <text:p><text:span text:style-name="T2">En tant</text:span><text:span text:style-name="T3"> </text:span>qu’utilisateur</text:p>
          </table:table-cell>
          <table:table-cell table:style-name="ce7" office:value-type="string" calcext:value-type="string">
            <text:p><text:span text:style-name="T1">Je veux </text:span><text:span text:style-name="T4">pouvoir accéder rapidement aux autres fonctionnalités de l’appli</text:span></text:p>
          </table:table-cell>
          <table:table-cell table:style-name="ce7" office:value-type="string" calcext:value-type="string">
            <text:p><text:span text:style-name="T1">Afin d’</text:span><text:span text:style-name="T4">utiliser cette autre fonctionnalité</text:span></text:p>
          </table:table-cell>
          <table:table-cell table:style-name="ce7" office:value-type="string" calcext:value-type="string">
            <text:p>Des boutons menant aux autres fonctionnalités sont présents</text:p>
          </table:table-cell>
          <table:table-cell table:number-columns-repeated="1019"/>
        </table:table-row>
        <table:table-row table:style-name="ro8">
          <table:covered-table-cell table:style-name="ce3"/>
          <table:table-cell table:style-name="ce7" office:value-type="string" calcext:value-type="string">
            <text:p><text:span text:style-name="T1">En tant</text:span> qu’utilisateur </text:p>
          </table:table-cell>
          <table:table-cell table:style-name="ce7" office:value-type="string" calcext:value-type="string">
            <text:p><text:span text:style-name="T1">Je veux </text:span><text:span text:style-name="T4">pouvoir me déconnecter à partir de cette page</text:span></text:p>
          </table:table-cell>
          <table:table-cell table:style-name="ce7" office:value-type="string" calcext:value-type="string">
            <text:p><text:span text:style-name="T1">Afin de </text:span><text:span text:style-name="T4">ne pas perdre de temps en devant passer par une autre page</text:span></text:p>
          </table:table-cell>
          <table:table-cell table:style-name="ce7" office:value-type="string" calcext:value-type="string">
            <text:p>Un bouton déconnexion est présent et renvoie à la page « connexion »</text:p>
          </table:table-cell>
          <table:table-cell table:number-columns-repeated="1019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0:25.038000000</meta:creation-date>
    <dc:date>2021-08-28T15:20:40.135000000</dc:date>
    <meta:editing-duration>PT10M15S</meta:editing-duration>
    <meta:editing-cycles>1</meta:editing-cycles>
    <meta:document-statistic meta:table-count="1" meta:cell-count="69" meta:object-count="0"/>
    <meta:generator>LibreOffice/6.4.4.2$Windows_X86_64 LibreOffice_project/3d775be2011f3886db32dfd395a6a6d1ca2630ff</meta:generator>
  </office:meta>
</office:document-meta>
</file>